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Assignment 8.1</text:span></text:p>
      <text:p text:style-name="P2"><text:span text:style-name="T2"><text:s/>The total amount of petrol in volume sold by every distributor?</text:span></text:p>
      <text:p text:style-name="P2"><text:span text:style-name="T2">loading the data into a relation:</text:span></text:p>
      <text:p text:style-name="P2"><text:span text:style-name="T2">a = load ‘/home/acadgild/Desktop/petrol-dataset.txt’ USING PigStorage(‘,’) AS (ID:chararray, name:chararray, buy:chararray, sell:chararray, in:int ,year:int);</text:span></text:p>
      <text:p text:style-name="P2"><text:span text:style-name="T2"/></text:p>
      <text:p text:style-name="P2"><text:span text:style-name="T2">b = group a by name;</text:span></text:p>
      <text:p text:style-name="P2"><text:span text:style-name="T2">c= foreach b GENERATE group,SUM(a.out)</text:span></text:p>
      <text:p text:style-name="P2"><text:span text:style-name="T2">dump c;</text:span></text:p>
      <text:p text:style-name="P2"><draw:frame text:anchor-type="as-char" svg:width="147.83mm" svg:height="33.78mm" style:rel-width="scale" style:rel-height="scale"><draw:object-ole xlink:href="OleObj1"/><draw:image xlink:href="ObjectReplacements/OleObj1"/></draw:frame><text:span text:style-name="T4"/></text:p>
      <text:p text:style-name="P2"><text:span text:style-name="T4">====================================================</text:span></text:p>
      <text:p text:style-name="P2"><text:span text:style-name="T4"><text:s/>The top 10 distributors ID's for selling petrol and the amount of petrol sold in volume.</text:span></text:p>
      <text:p text:style-name="P2"><text:span text:style-name="T4"/></text:p>
      <text:p text:style-name="P2"><text:span text:style-name="T4">a=load ‘/home/acadgild/Desktop/petrol-dataset.txt’ USING PigStorage(‘,’) AS (ID:chararray, name:chararray, buy:chararray, sell:chararray, in:int ,year:int);</text:span></text:p>
      <text:p text:style-name="P2"><text:span text:style-name="T4">b=group a by ID;</text:span></text:p>
      <text:p text:style-name="P2"><text:span text:style-name="T4">c= foreach b GENERATE group,SUM(a.out) as sum;</text:span></text:p>
      <text:p text:style-name="P2"><text:span text:style-name="T4">d= order c by sum DESC;</text:span></text:p>
      <text:p text:style-name="P2"><text:span text:style-name="T4">e=limit d 10;</text:span></text:p>
      <text:p text:style-name="P2"><text:span text:style-name="T4">dump e;</text:span></text:p>
      <text:p text:style-name="P2"><draw:frame text:anchor-type="as-char" svg:width="82.55mm" svg:height="32.51mm" style:rel-width="scale" style:rel-height="scale"><draw:object-ole xlink:href="OleObj2"/><draw:image xlink:href="ObjectReplacements/OleObj2"/></draw:frame><text:span text:style-name="T6"/></text:p>
      <text:p text:style-name="P2"><text:span text:style-name="T6">===================================================</text:span></text:p>
      <text:p text:style-name="P2"><text:span text:style-name="T6"/></text:p>
      <text:p text:style-name="P2"><text:span text:style-name="T6">10 years where consumption of petrol is more with the distributer id who sold it.</text:span></text:p>
      <text:p text:style-name="P2"><text:span text:style-name="T6"/></text:p>
      <text:p text:style-name="P2"><text:span text:style-name="T6">a=load ‘/home/acadgild/Desktop/petrol-dataset.txt’ USING PigStorage(‘,’) AS (ID:chararray, name:chararray, buy:chararray, sell:chararray, in:int ,year:int);</text:span></text:p>
      <text:p text:style-name="P2"><text:span text:style-name="T6">b=group a (ID, year);</text:span></text:p>
      <text:p text:style-name="P2"><text:span text:style-name="T6">c= foreach b GENERATE a.ID as id, a.year as year, SUM(a.in) as cons;</text:span></text:p>
      <text:p text:style-name="P2"><text:span text:style-name="T6">d= order<text:s text:c="2"/>c by cons DESC;</text:span></text:p>
      <text:p text:style-name="P2"><text:span text:style-name="T6">e=foreach d GENERATE id,year;</text:span></text:p>
      <text:p text:style-name="P2"><text:span text:style-name="T6">e=foreach d GENERATE flatten(id), flatten(year);</text:span></text:p>
      <text:p text:style-name="P2"><text:span text:style-name="T6">f= limit e 10;</text:span></text:p>
      <text:p text:style-name="P2"><text:span text:style-name="T6">dump f;</text:span></text:p>
      <text:p text:style-name="P2"><draw:frame text:anchor-type="as-char" svg:width="100.33mm" svg:height="52.83mm" style:rel-width="scale" style:rel-height="scale"><draw:object-ole xlink:href="OleObj3"/><draw:image xlink:href="ObjectReplacements/OleObj3"/></draw:frame><text:span text:style-name="T7"/></text:p>
      <text:p text:style-name="P2"><text:span text:style-name="T7">==================================================================================</text:span><text:span text:style-name="T8"/></text:p>
      <text:p text:style-name="P2"><text:span text:style-name="T8">the distributer name who sold petrol in least amount. </text:span></text:p>
      <text:p text:style-name="P2"><text:span text:style-name="T8"/></text:p>
      <text:p text:style-name="P2"><text:span text:style-name="T8"/></text:p>
      <text:p text:style-name="P2"><text:span text:style-name="T8">a=load ‘/home/acadgild/Desktop/petrol-dataset.txt’ USING PigStorage(‘,’) AS (ID:chararray, name:chararray, buy:chararray, sell:chararray, in:int ,year:int);</text:span></text:p>
      <text:p text:style-name="P2"><text:span text:style-name="T8">b=group a by year;</text:span></text:p>
      <text:p text:style-name="P2"><text:span text:style-name="T8">c= foreach b {</text:span></text:p>
      <text:p text:style-name="P2"><text:span text:style-name="T8">temp = foreach a GENERATE in-out;</text:span></text:p>
      <text:p text:style-name="P2"><text:span text:style-name="T8">generate a.name as name, a.year as year, sum(temp) as sale;};</text:span></text:p>
      <text:p text:style-name="P2"><text:span text:style-name="T8">d=order c by sale DESC;</text:span></text:p>
      <text:p text:style-name="P2"><text:span text:style-name="T8">e=foreach c generate flatten(name);</text:span></text:p>
      <text:p text:style-name="P2"><text:span text:style-name="T8">f=limit e 1;</text:span></text:p>
      <text:p text:style-name="P2"><text:span text:style-name="T8">dump f;</text:span></text:p>
      <text:p text:style-name="P2"><draw:frame text:anchor-type="as-char" svg:width="146.30mm" svg:height="64.52mm" style:rel-width="scale" style:rel-height="scale"><draw:object-ole xlink:href="OleObj4"/><draw:image xlink:href="ObjectReplacements/OleObj4"/></draw:frame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